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
  <manifest:file-entry manifest:full-path="Pictures/20000380000063AF00002714949A0899F62549E2.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Corps_20_de_20_texte.Paragraph" style:list-style-name="L20">
      <style:paragraph-properties fo:margin-left="1.251cm" fo:margin-right="0cm" fo:text-indent="0cm" style:auto-text-indent="false"/>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20">
      <style:paragraph-properties fo:margin-left="1.251cm" fo:margin-right="0cm" fo:text-indent="0cm" style:auto-text-indent="false"/>
    </style:style>
    <style:style style:name="P81" style:family="paragraph" style:parent-style-name="Text_20_body" style:list-style-name="L25">
      <style:paragraph-properties fo:margin-left="1.251cm" fo:margin-right="0cm" fo:text-indent="0cm" style:auto-text-indent="false"/>
    </style:style>
    <style:style style:name="P82" style:family="paragraph" style:parent-style-name="Text_20_body" style:list-style-name="L31">
      <style:paragraph-properties fo:margin-left="2.205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31.oxt&#13;Update file created : OOfword-L.update.xml&#13;&#13;26.09.2021 20:41: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03295883"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045979410" text:style-name="L2">
        <text:list-item>
          <text:p text:style-name="P50">Version 2.1.0 :</text:p>
        </text:list-item>
      </text:list>
      <text:list xml:id="list3483826209"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204110726542695" text:continue-list="list1045979410" text:style-name="L2">
        <text:list-item>
          <text:p text:style-name="P50">Version 2.0.0 :</text:p>
        </text:list-item>
      </text:list>
      <text:list xml:id="list913908330"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204110676902982" text:continue-list="list204110726542695" text:style-name="L2">
        <text:list-item>
          <text:p text:style-name="P50">Version 1.5.3 :</text:p>
        </text:list-item>
      </text:list>
      <text:list xml:id="list103487757"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204111732716152" text:continue-list="list204110676902982"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6237204"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90551727"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90341672"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975618424"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21853536"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7"><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05862622"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644048832"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1850640"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1343815"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73218846" text:style-name="L15">
        <text:list-item>
          <text:p text:style-name="P63">Arg1 : <text:span text:style-name="InstructionMacro">String</text:span> : mandatory, type of control used for the button</text:p>
        </text:list-item>
      </text:list>
      <text:list xml:id="list1025494978"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197234903"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737558397"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36287782"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414650708"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399436389"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Arg1 : <text:span text:style-name="InstructionMacro">String</text:span> : mandatory ; property name</text:p>
        </text:list-item>
        <text:list-item>
          <text:p text:style-name="P69"><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038851"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39380921"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12282205"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76702455" text:style-name="L25">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4975762" text:style-name="L26">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247834234" text:style-name="L27">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106880480" text:style-name="L28">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65102016" text:style-name="L29">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75923699" text:style-name="L30">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75961756"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71777663" text:style-name="L32">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26315569" text:style-name="L33">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0648262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0256221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204708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411277256780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488847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01021155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7788781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4111934816044" text:continue-list="list170648262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4112862112233" text:continue-list="list20411277256780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204112878968859" text:continue-list="list20411193481604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04112410503806" text:continue-list="list20411287896885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204111800177726" text:continue-list="list247788781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04112798277878" text:continue-list="list20411286211223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0411287413604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0411240893735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204111194789866" text:continue-list="list20411241050380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204112368524620" text:continue-list="list314888475"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04111035177416" text:continue-list="list20411119478986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20411239959458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0411262172715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204112257053799" text:continue-list="list20411180017772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04111041313398" text:continue-list="list20411240893735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0411186050487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0411249678002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204111054955316" text:continue-list="list20411262172715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204111885827226" text:continue-list="list20411236852462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04112161630984" text:continue-list="list20411105495531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20411223302297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31")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addSeparator
	    '--------------------------------
	    beginCommand
	      beginTitles("Writer")
	        setTitle("Update all first word", "en")
	        setTitle("Обновить врезки с первым словом", "ru")
	      endTitles
	      setURL("Python", "insfw.py", "update_all")
	      setImage("Images/FWUpd")
	    endCommand
	    '--------------------------------
	    beginCommand
	      beginTitles("Writer")
	        setTitle("Update first word on current page", "en")
	        setTitle("Обновить врезку с первым словом на текущей странице", "ru")
	      endTitles
	      setURL("Python", "insfw.py", "update_current_frame")
	      setImage("Images/FWUpdCurr")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Delete frame on current pagge", "en")
	        setTitle("Удалить врезку на текущей странице", "ru")
	      endTitles
	      setURL("Python", "insfw.py", "delete_current_frame")
	      setImage("Images/FWDel")
	    endCommand
	    '--------------------------------
		addSeparator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addSeparator
	'--------------------------------
    beginButton
      beginTitles("Writer")
        setTitle("Update all first word", "en")
        setTitle("Обновить врезки с первым словом", "ru")
      endTitles
      setURL("Python", "insfw.py", "update_all")
    endButton
	'--------------------------------
    beginButton
	  beginTitles("Writer")
	    setTitle("Update first word on current page", "en")
	    setTitle("Обновить врезку с первым словом на текущей странице", "ru")
	  endTitles
	  setURL("Python", "insfw.py", "update_current_frame")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Delete frame on current pagge", "en")
        setTitle("Удалить врезку на текущей странице", "ru")
      endTitles
      setURL("Python", "insfw.py", "delete_current_frame")
    endButton
	'--------------------------------
	addSeparator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